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D hertz</text:p>
          </table:table-cell>
        </table:table-row>
        <table:table-row table:style-name="ro1">
          <table:table-cell office:value-type="string" calcext:value-type="string">
            <text:p>Velocity Left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locity Right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lance Angle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bot Velocity</text:p>
          </table:table-cell>
          <table:table-cell office:value-type="float" office:value="0.17" calcext:value-type="float">
            <text:p>0.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bot Position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3:49:23.742930926</meta:creation-date>
    <dc:date>2017-11-15T14:33:38.907994455</dc:date>
    <meta:editing-duration>PT34M5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